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text-align="center"/>
    </style:style>
    <style:style style:name="T5" style:parent-style-name="DefaultParagraphFont" style:family="text">
      <style:text-properties fo:font-weight="bold" style:font-weight-asian="bold" style:font-weight-complex="bold" fo:font-size="16pt" style:font-size-asian="16pt" style:font-size-complex="16pt"/>
    </style:style>
    <style:style style:name="P6"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P12"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13" style:parent-style-name="DefaultParagraphFont" style:family="text">
      <style:text-properties fo:font-weight="bold" style:font-weight-asian="bold" style:font-weight-complex="bold"/>
    </style:style>
    <style:style style:name="P14" style:parent-style-name="Normal" style:family="paragraph">
      <style:text-properties fo:font-weight="bold" style:font-weight-asian="bold" style:font-weight-complex="bold"/>
    </style:style>
    <style:style style:name="P15" style:parent-style-name="Normal" style:list-style-name="LFO1" style:family="paragraph"/>
    <style:style style:name="T16" style:parent-style-name="DefaultParagraphFont" style:family="text">
      <style:text-properties fo:font-weight="bold" style:font-weight-asian="bold" style:font-weight-complex="bold"/>
    </style:style>
    <style:style style:name="P17" style:parent-style-name="Normal" style:list-style-name="LFO1" style:family="paragraph"/>
    <style:style style:name="T18" style:parent-style-name="DefaultParagraphFont" style:family="text">
      <style:text-properties fo:font-weight="bold" style:font-weight-asian="bold" style:font-weight-complex="bold"/>
    </style:style>
    <style:style style:name="P19" style:parent-style-name="Normal" style:list-style-name="LFO1" style:family="paragraph"/>
    <style:style style:name="T20" style:parent-style-name="DefaultParagraphFont" style:family="text">
      <style:text-properties fo:font-weight="bold" style:font-weight-asian="bold" style:font-weight-complex="bold"/>
    </style:style>
    <style:style style:name="P21" style:parent-style-name="Normal" style:list-style-name="LFO1" style:family="paragraph"/>
    <style:style style:name="T22" style:parent-style-name="DefaultParagraphFont" style:family="text">
      <style:text-properties fo:font-weight="bold" style:font-weight-asian="bold" style:font-weight-complex="bold"/>
    </style:style>
    <style:style style:name="P23" style:parent-style-name="Normal" style:list-style-name="LFO1" style:family="paragraph"/>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P27" style:parent-style-name="Normal" style:family="paragraph">
      <style:text-properties fo:font-weight="bold" style:font-weight-asian="bold" style:font-weight-complex="bold"/>
    </style:style>
    <style:style style:name="P28" style:parent-style-name="Normal" style:list-style-name="LFO2" style:family="paragraph"/>
    <style:style style:name="T29" style:parent-style-name="DefaultParagraphFont" style:family="text">
      <style:text-properties fo:font-weight="bold" style:font-weight-asian="bold" style:font-weight-complex="bold"/>
    </style:style>
    <style:style style:name="P30" style:parent-style-name="Normal" style:list-style-name="LFO2" style:family="paragraph"/>
    <style:style style:name="T31" style:parent-style-name="DefaultParagraphFont" style:family="text">
      <style:text-properties fo:font-weight="bold" style:font-weight-asian="bold" style:font-weight-complex="bold"/>
    </style:style>
    <style:style style:name="P32" style:parent-style-name="Normal" style:list-style-name="LFO2" style:family="paragraph"/>
    <style:style style:name="T33" style:parent-style-name="DefaultParagraphFont" style:family="text">
      <style:text-properties fo:font-weight="bold" style:font-weight-asian="bold" style:font-weight-complex="bold"/>
    </style:style>
    <style:style style:name="P34" style:parent-style-name="Normal" style:family="paragraph">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P37" style:parent-style-name="Normal" style:list-style-name="LFO3" style:family="paragraph"/>
    <style:style style:name="T38" style:parent-style-name="DefaultParagraphFont" style:family="text">
      <style:text-properties fo:font-weight="bold" style:font-weight-asian="bold" style:font-weight-complex="bold"/>
    </style:style>
    <style:style style:name="P39" style:parent-style-name="Normal" style:list-style-name="LFO3" style:family="paragraph"/>
    <style:style style:name="T40" style:parent-style-name="DefaultParagraphFont" style:family="text">
      <style:text-properties fo:font-weight="bold" style:font-weight-asian="bold" style:font-weight-complex="bold"/>
    </style:style>
    <style:style style:name="P41" style:parent-style-name="Normal" style:family="paragraph">
      <style:text-properties fo:font-weight="bold" style:font-weight-asian="bold" style:font-weight-complex="bold"/>
    </style:style>
  </office:automatic-styles>
  <office:body>
    <office:text text:use-soft-page-breaks="true">
      <text:p text:style-name="P1"><text:span text:style-name="T5">Referat: Tehnologia OpenGL și Derivatele Sale – Opinii, Puncte Tare și Slabe</text:span></text:p>
      <text:p text:style-name="P6">Introducere în OpenGL</text:p>
      <text:p text:style-name="Normal">OpenGL(<text:s/><text:span text:style-name="T7">Open Graphics Library</text:span>)<text:s/>este un API de redare grafică ce oferă acces direct la resursele hardware, cum ar fi GPU-ul (Unitatea de Procesare Grafică), pentru a genera și randa scene complexe 2D și 3D. Acesta este utilizat într-o varietate largă de aplicații, de la simulări grafice la jocuri și aplicații interactive. Deși OpenGL nu este un limbaj de programare în sine, funcțiile sale sunt apelate din limbaje de programare precum C, C++, C#, Java și altele, permițând programatorilor să controleze modul în care scenele grafice sunt procesate și afișate.</text:p>
      <text:p text:style-name="Normal">Tehnologia OpenGL este<text:s/><text:span text:style-name="T8">open-source</text:span><text:s/>și<text:s/><text:span text:style-name="T9">cross-platform</text:span>, fiind administrată de grupul Khronos, ceea ce înseamnă că poate fi utilizată pe mai multe platforme (Windows, macOS, Linux). Versiunea standard a OpenGL a ajuns la 4.6, în timp ce există și variante derivate, cum ar fi<text:s/><text:span text:style-name="T10">OpenGL ES</text:span><text:s/>pentru dispozitive mobile și<text:s/><text:span text:style-name="T11">WebGL</text:span><text:s/>pentru redarea graficii în browsere web.</text:p>
      <text:p text:style-name="P12">Opinii Proprii</text:p>
      <text:p text:style-name="Normal">Din perspectiva unui dezvoltator, OpenGL reprezintă un standard robust și versatil pentru crearea de aplicații grafice. Versatilitatea și adaptabilitatea sa sunt<text:s/>caracteristicile principale. Faptul că este disponibil pe mai multe platforme și suportă multiple limbaje de programare oferă dezvoltatorilor libertatea de a crea aplicații grafice complexe fără a fi legați de un anumit ecosistem. De asemenea, trecerea de la pipeline-ul de execuție fix la unul programabil a permis o personalizare și optimizare mai mare a scenei grafice.</text:p>
      <text:p text:style-name="Normal">Un alt avantaj major este<text:s/><text:span text:style-name="T13">compatibilitatea pe termen lung</text:span>. Deși API-uri mai noi precum Vulkan au fost dezvoltate, OpenGL rămâne activ în uz, oferind suport pentru aplicații care nu necesită complexitatea sau optimizările fine ale Vulkan. În plus, evoluția OpenGL a permis extinderea lui în domenii noi, cum ar fi realitatea augmentată sau virtuală, prin interfațarea cu hardware specializat.</text:p>
      <text:p text:style-name="P14">Puncte Tare ale OpenGL și Derivate</text:p>
      <text:list text:style-name="LFO1" text:continue-numbering="true">
        <text:list-item>
          <text:p text:style-name="P15"><text:span text:style-name="T16">Cross-platform</text:span>: Unul dintre cele mai mari avantaje ale OpenGL este disponibilitatea sa pe mai multe platforme. De la calculatoare personale la dispozitive mobile și chiar platforme web (prin WebGL), OpenGL permite dezvoltatorilor să creeze aplicații portabile.</text:p>
        </text:list-item>
        <text:list-item>
          <text:p text:style-name="P17"><text:span text:style-name="T18">Open-source</text:span>: Fiind un standard open-source, comunitatea poate contribui la dezvoltarea sa continuă, ceea ce înseamnă că OpenGL evoluează în mod constant, beneficiind de contribuțiile dezvoltatorilor din întreaga lume.</text:p>
        </text:list-item>
        <text:list-item>
          <text:p text:style-name="P19"><text:span text:style-name="T20">Flexibilitate</text:span>: Odată cu introducerea pipeline-ului de execuție programabil, dezvoltatorii au avut posibilitatea de a crea shader-e personalizate, ceea ce aduce un plus de creativitate și performanță în aplicațiile grafice.</text:p>
        </text:list-item>
        <text:list-item>
          <text:p text:style-name="P21"><text:span text:style-name="T22">Compatibilitate largă</text:span>: OpenGL este compatibil cu o varietate de plăci grafice și hardware-uri, fiind suportat de marii producători de GPU-uri, cum ar fi nVidia și AMD. De asemenea,<text:s/><text:soft-page-break/>extensiile de la acești furnizori permit dezvoltatorilor să acceseze caracteristici noi și avansate ale plăcilor grafice.</text:p>
        </text:list-item>
        <text:list-item>
          <text:p text:style-name="P23"><text:span text:style-name="T24">Variante derivate</text:span>: Derivatele precum<text:s/><text:span text:style-name="T25">OpenGL ES</text:span><text:s/>și<text:s/><text:span text:style-name="T26">WebGL</text:span><text:s/>au extins funcționalitatea standardului original, făcându-l accesibil pentru dispozitive mobile și aplicații web. Acest lucru a fost esențial în dezvoltarea aplicațiilor interactive online și în industria jocurilor mobile.</text:p>
        </text:list-item>
      </text:list>
      <text:p text:style-name="P27">Puncte Slabe</text:p>
      <text:list text:style-name="LFO2" text:continue-numbering="true">
        <text:list-item>
          <text:p text:style-name="P28"><text:span text:style-name="T29">Complexitatea ridicată</text:span>: Deși pipeline-ul de execuție programabil oferă o flexibilitate crescută, începătorii pot găsi greu de înțeles toate conceptele și structurile necesare pentru a crea o scenă grafică funcțională. De exemplu, gestionarea manuală a shaderelor și a resurselor poate fi o sarcină descurajantă pentru un dezvoltator neexperimentat.</text:p>
        </text:list-item>
        <text:list-item>
          <text:p text:style-name="P30"><text:span text:style-name="T31">Performanță</text:span>: În comparație cu API-uri grafice mai noi, cum ar fi Vulkan sau DirectX 12, OpenGL poate fi mai puțin performant în anumite scenarii, în special în cazul aplicațiilor cu multe cerințe grafice. Vulkan, de exemplu, oferă un control mai detaliat asupra hardware-ului și o gestionare mai eficientă a multithreading-ului, ceea ce duce la o performanță superioară în randarea graficii de înaltă calitate.</text:p>
        </text:list-item>
        <text:list-item>
          <text:p text:style-name="P32"><text:span text:style-name="T33">Dependența de extensii</text:span>: Deși extensiile de la producători precum nVidia și AMD sunt un avantaj în termeni de funcționalitate, acestea pot duce la probleme de compatibilitate. Aplicațiile care folosesc extensii specifice unui anumit producător pot avea comportamente diferite pe hardware-uri diverse.</text:p>
        </text:list-item>
      </text:list>
      <text:p text:style-name="P34">Modelul de Automat cu Stări Finite în OpenGL</text:p>
      <text:p text:style-name="Normal">OpenGL poate fi descris ca un<text:s/><text:span text:style-name="T35">automat cu stări finite</text:span>, ceea ce înseamnă că sistemul poate fi modelat ca o succesiune de stări discrete. La fiecare moment de timp, starea curentă a sistemului grafic depinde de intrările primite și de starea anterioară.</text:p>
      <text:p text:style-name="Normal">Acest model afectează<text:s/><text:span text:style-name="T36">procesul de randare al scenei 3D</text:span>, deoarece funcțiile OpenGL alternează între două tipuri de acțiuni:</text:p>
      <text:list text:style-name="LFO3" text:continue-numbering="true">
        <text:list-item>
          <text:p text:style-name="P37"><text:span text:style-name="T38">Generarea de primitive geometrice</text:span><text:s/>(care definesc triunghiuri, puncte, linii ce alcătuiesc scena grafică) și</text:p>
        </text:list-item>
        <text:list-item>
          <text:p text:style-name="P39"><text:span text:style-name="T40">Schimbarea stării sistemului</text:span>, cum ar fi transformările geometrice (translări, rotații, scalări) sau schimbarea atributelor materialelor (culoare, textură).</text:p>
        </text:list-item>
      </text:list>
      <text:p text:style-name="Normal">Fiecare schimbare de stare alterează modul în care OpenGL procesează și randează datele geometrice. De exemplu, schimbarea unui shader va modifica modul în care sunt aplicate culorile și texturile asupra geometriei scenei. Această arhitectură permite un control fin asupra întregului proces grafic, dar poate deveni complicată în cazul în care nu sunt gestionate corespunzător tranzițiile între stări.</text:p>
      <text:p text:style-name="P41">Concluzii</text:p>
      <text:soft-page-break/>
      <text:p text:style-name="Normal">OpenGL rămâne una dintre cele mai influente tehnologii grafice datorită flexibilității sale și a adoptării largi în industrie. Deși există alternative mai noi precum Vulkan sau DirectX, OpenGL continuă să fie relevant, în special datorită derivatele sale precum WebGL și OpenGL ES, care au extins utilizabilitatea API-ului în noi domenii tehnologice. Punctele sale tari, precum suportul cross-platform și deschiderea la contribuțiile comunității, îl fac o alegere viabilă pentru multe proiecte. Totuși, complexitatea sa ridicată și performanțele relativ mai slabe în comparație cu API-uri moderne sunt puncte care trebuie luate în considerare de către dezvoltatori.</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style:tab-stops>
          <style:tab-stop style:type="right" style:position="6.5in"/>
        </style:tab-stops>
      </style:paragraph-properties>
    </style:style>
    <style:style style:name="T3" style:parent-style-name="DefaultParagraphFont" style:family="text">
      <style:text-properties fo:language="ro" fo:country="RO"/>
    </style:style>
    <style:style style:name="T4" style:parent-style-name="DefaultParagraphFont" style:family="text">
      <style:text-properties fo:language="ro" fo:country="RO"/>
    </style:style>
  </office:automatic-styles>
  <office:master-styles>
    <style:master-page style:name="MP0" style:page-layout-name="PL0">
      <style:header>
        <text:p text:style-name="P2">Voia<text:span text:style-name="T3">șciuc Vlad</text:span><text:span text:style-name="T4"><text:tab/>Grupa 3132a</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Voiașciuc V. Vlad</meta:initial-creator>
    <dc:creator>Voiașciuc V. Vlad</dc:creator>
    <meta:creation-date>2024-10-13T20:29:00Z</meta:creation-date>
    <dc:date>2024-10-13T20:49:00Z</dc:date>
    <meta:template xlink:href="Normal.dotm" xlink:type="simple"/>
    <meta:editing-cycles>1</meta:editing-cycles>
    <meta:editing-duration>PT1200S</meta:editing-duration>
    <meta:document-statistic meta:page-count="3" meta:paragraph-count="12" meta:word-count="912" meta:character-count="6105" meta:row-count="43" meta:non-whitespace-character-count="5205"/>
  </office:meta>
</office:document-meta>
</file>